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1.034375cm"/>
    </style:style>
    <style:style style:name="co3" style:family="table-column">
      <style:table-column-properties fo:break-before="auto" style:column-width="12.991041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1.0079166666667cm"/>
    </style:style>
    <style:style style:name="co10" style:family="table-column">
      <style:table-column-properties fo:break-before="auto" style:column-width="13.678958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number-columns-repeated="16375" table:default-cell-style-name="ce1"/>
        <table:table-row table:style-name="ro1">
          <table:table-cell office:value-type="string" table:style-name="ce2">
            <text:p>N°</text:p>
          </table:table-cell>
          <table:table-cell office:value-type="string" table:style-name="ce3">
            <text:p>Article Nam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ACM</text:p>
          </table:table-cell>
          <table:table-cell office:value-type="string" table:style-name="ce2">
            <text:p>Eng Village</text:p>
          </table:table-cell>
          <table:table-cell office:value-type="string" table:style-name="ce2">
            <text:p>IEEE</text:p>
          </table:table-cell>
          <table:table-cell office:value-type="string" table:style-name="ce2">
            <text:p>Sci Direct</text:p>
          </table:table-cell>
          <table:table-cell office:value-type="string" table:style-name="ce2">
            <text:p>Scopus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5">
            <text:p>Cloud WorkBench: Benchmarking IaaS Providers based on Infrastructure-as-Code</text:p>
          </table:table-cell>
          <table:table-cell office:value-type="string" table:style-name="ce5">
            <text:p>Joel Scheuner, Jürgen Cito, Philipp Leitner, and Harald Gall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Yes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5">
            <text:p>Co-evolution of infrastructure and source code: an empirical study</text:p>
          </table:table-cell>
          <table:table-cell office:value-type="string" table:style-name="ce5">
            <text:p>Yujuan Jiang and Bram Adam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Yes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5">
            <text:p>DevOps: Introducing Infrastructure-as-Code</text:p>
          </table:table-cell>
          <table:table-cell office:value-type="string" table:style-name="ce5">
            <text:p>M. Artac, T. Borovssak, E. Di Nitto, M. Guerriero and D. A. Tamburri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Yes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5">
            <text:p>Testing Idempotence for Infrastructure as Code</text:p>
          </table:table-cell>
          <table:table-cell office:value-type="string" table:style-name="ce5">
            <text:p>Hummer, W., Rosenberg, F., Oliveira, F., Eilam, T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-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5">
            <text:p>Asserting reliable convergence for configuration management scripts</text:p>
          </table:table-cell>
          <table:table-cell office:value-type="string" table:style-name="ce5">
            <text:p>Oliver H., Waldemar H., and Schahram D.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Yes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6">
            <text:p>Does your configuration code smell?</text:p>
          </table:table-cell>
          <table:table-cell office:value-type="string" table:style-name="ce13">
            <text:p>T. Sharma, M. Fragkoulis, and D. Spinellis</text:p>
          </table:table-cell>
          <table:table-cell office:value-type="float" office:value="2016" table:style-name="ce11">
            <text:p>2016</text:p>
          </table:table-cell>
          <table:table-cell office:value-type="string" table:style-name="ce11">
            <text:p>Yes</text:p>
          </table:table-cell>
          <table:table-cell table:number-columns-repeated="4" table:style-name="ce11"/>
          <table:table-cell table:number-columns-repeated="16375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24">
            <text:p>Modularization of Software as a Service Products: A Case Study of the Configuration Management Tool Puppet</text:p>
          </table:table-cell>
          <table:table-cell office:value-type="string" table:style-name="ce14">
            <text:p>J. Hintsch, C. Görling and K. Turowski</text:p>
          </table:table-cell>
          <table:table-cell office:value-type="float" office:value="2015" table:style-name="ce15">
            <text:p>2015</text:p>
          </table:table-cell>
          <table:table-cell office:value-type="string" table:style-name="ce15">
            <text:p>-</text:p>
          </table:table-cell>
          <table:table-cell table:number-columns-repeated="4" table:style-name="ce15"/>
          <table:table-cell table:number-columns-repeated="16375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24">
            <text:p>Automated testing of chef automation scripts</text:p>
          </table:table-cell>
          <table:table-cell office:value-type="string" table:style-name="ce14">
            <text:p>Waldemar Hummer, Florian Rosenberg, Fabio Oliveira, and Tamar Eilam</text:p>
          </table:table-cell>
          <table:table-cell office:value-type="float" office:value="2013" table:style-name="ce15">
            <text:p>2013</text:p>
          </table:table-cell>
          <table:table-cell office:value-type="string" table:style-name="ce15">
            <text:p>Yes</text:p>
          </table:table-cell>
          <table:table-cell table:number-columns-repeated="4" table:style-name="ce15"/>
          <table:table-cell table:number-columns-repeated="16375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24">
            <text:p>Modern Release Engineering in a Nutshell -- Why Researchers Should Care</text:p>
          </table:table-cell>
          <table:table-cell office:value-type="string" table:style-name="ce14">
            <text:p>B. Adams and S. McIntosh</text:p>
          </table:table-cell>
          <table:table-cell office:value-type="float" office:value="2016" table:style-name="ce15">
            <text:p>2016</text:p>
          </table:table-cell>
          <table:table-cell office:value-type="string" table:style-name="ce15">
            <text:p>-</text:p>
          </table:table-cell>
          <table:table-cell table:style-name="ce15"/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5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24">
            <text:p>Don't Install Software by Hand</text:p>
          </table:table-cell>
          <table:table-cell office:value-type="string" table:style-name="ce14">
            <text:p>D. Spinellis</text:p>
          </table:table-cell>
          <table:table-cell office:value-type="float" office:value="2012" table:style-name="ce15">
            <text:p>2012</text:p>
          </table:table-cell>
          <table:table-cell office:value-type="string" table:style-name="ce15">
            <text:p>-</text:p>
          </table:table-cell>
          <table:table-cell table:style-name="ce15"/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5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24">
            <text:p>Cloud Work Bench -- Infrastructure-as-Code Based Cloud Benchmarking</text:p>
          </table:table-cell>
          <table:table-cell office:value-type="string" table:style-name="ce14">
            <text:p>J. Scheuner, P. Leitner, J. Cito and H. Gall</text:p>
          </table:table-cell>
          <table:table-cell office:value-type="float" office:value="2014" table:style-name="ce15">
            <text:p>2014</text:p>
          </table:table-cell>
          <table:table-cell office:value-type="string" table:style-name="ce15">
            <text:p>-</text:p>
          </table:table-cell>
          <table:table-cell table:style-name="ce15"/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6375"/>
        </table:table-row>
        <table:table-row table:style-name="ro2">
          <table:table-cell table:number-columns-repeated="3" table:style-name="ce1"/>
          <table:table-cell table:style-name="ce6"/>
          <table:table-cell table:number-columns-repeated="5" table:style-name="ce20"/>
          <table:table-cell table:number-columns-repeated="16375"/>
        </table:table-row>
        <table:table-row table:number-rows-repeated="1048563" table:style-name="ro2">
          <table:table-cell table:number-columns-repeated="16384"/>
        </table:table-row>
      </table:table>
      <table:table table:name="G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5" table:default-cell-style-name="ce6"/>
        <table:table-column table:style-name="co1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Article Name</text:p>
          </table:table-cell>
          <table:table-cell office:value-type="string" table:style-name="ce2">
            <text:p>Authors</text:p>
          </table:table-cell>
          <table:table-cell office:value-type="string" table:style-name="ce2">
            <text:p>Year</text:p>
          </table:table-cell>
          <table:table-cell office:value-type="string" table:style-name="ce7">
            <text:p>ACM</text:p>
          </table:table-cell>
          <table:table-cell office:value-type="string" table:style-name="ce8">
            <text:p>Eng Village</text:p>
          </table:table-cell>
          <table:table-cell office:value-type="string" table:style-name="ce3">
            <text:p>IEEE</text:p>
          </table:table-cell>
          <table:table-cell office:value-type="string" table:style-name="ce2">
            <text:p>Sci Direct</text:p>
          </table:table-cell>
          <table:table-cell office:value-type="string" table:style-name="ce2">
            <text:p>Scopus</text:p>
          </table:table-cell>
          <table:table-cell table:number-columns-repeated="16376"/>
        </table:table-row>
        <table:table-row table:style-name="ro1">
          <table:table-cell office:value-type="string" table:style-name="ce23">
            <text:p>Cloud WorkBench: Benchmarking IaaS Providers based on Infrastructure-as-Code</text:p>
          </table:table-cell>
          <table:table-cell office:value-type="string" table:style-name="ce5">
            <text:p>Joel Scheuner, Jürgen Cito, Philipp Leitner, and Harald Gall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0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3">
            <text:p>Co-evolution of infrastructure and source code: an empirical study</text:p>
          </table:table-cell>
          <table:table-cell office:value-type="string" table:style-name="ce5">
            <text:p>Yujuan Jiang and Bram Adams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0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3">
            <text:p>DevOps: Introducing Infrastructure-as-Code</text:p>
          </table:table-cell>
          <table:table-cell office:value-type="string" table:style-name="ce5">
            <text:p>M. Artac, T. Borovssak, E. Di Nitto, M. Guerriero and D. A. Tamburri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0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5">
            <text:p>Test Suite Reduction in Idempotence Testing of Infrastructure as Code</text:p>
          </table:table-cell>
          <table:table-cell office:value-type="string" table:style-name="ce5">
            <text:p>Ikeshita, K., Ishikawa, F., Honiden, S., Gabmeyer, S., Johnsen, E.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0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3">
            <text:p>Testing Idempotence for Infrastructure as Code</text:p>
          </table:table-cell>
          <table:table-cell office:value-type="string" table:style-name="ce5">
            <text:p>Hummer, W., Rosenberg, F., Oliveira, F., Eilam, T</text:p>
          </table:table-cell>
          <table:table-cell office:value-type="float" office:value="2013" table:style-name="ce4">
            <text:p>2013</text:p>
          </table:table-cell>
          <table:table-cell table:style-name="ce9"/>
          <table:table-cell table:style-name="ce4"/>
          <table:table-cell table:style-name="ce10"/>
          <table:table-cell table:number-columns-repeated="2" table:style-name="ce4"/>
          <table:table-cell table:number-columns-repeated="16376"/>
        </table:table-row>
        <table:table-row table:style-name="ro1">
          <table:table-cell office:value-type="string" table:style-name="ce23">
            <text:p>Asserting reliable convergence for configuration management scripts</text:p>
          </table:table-cell>
          <table:table-cell office:value-type="string" table:style-name="ce5">
            <text:p>Oliver H., Waldemar H., and Schahram D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11"/>
          <table:table-cell table:style-name="ce10"/>
          <table:table-cell table:style-name="ce11"/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Automated provisioning of application in IAAS cloud using Ansible configuration management</text:p>
          </table:table-cell>
          <table:table-cell office:value-type="string" table:style-name="ce5">
            <text:p>Nishant Kumar Singh, S. Thakur, H. Chaurasiya and H. Nagdev,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1">
          <table:table-cell office:value-type="string" table:style-name="ce23">
            <text:p>Does your configuration code smell?</text:p>
          </table:table-cell>
          <table:table-cell office:value-type="string" table:style-name="ce5">
            <text:p>T. Sharma, M. Fragkoulis, and D. Spinellis,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1">
          <table:table-cell office:value-type="string" table:style-name="ce23">
            <text:p>Modularization of Software as a Service Products: A Case Study of the Configuration Management Tool Puppet</text:p>
          </table:table-cell>
          <table:table-cell office:value-type="string" table:style-name="ce5">
            <text:p>J. Hintsch, C. Görling and K. Turowski,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Tortoise: interactive system configuration repair</text:p>
          </table:table-cell>
          <table:table-cell office:value-type="string" table:style-name="ce5">
            <text:p>Aaron Weiss, Arjun Guha, and Yuriy Brun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1">
          <table:table-cell office:value-type="string" table:style-name="ce23">
            <text:p>Automated testing of chef automation scripts</text:p>
          </table:table-cell>
          <table:table-cell office:value-type="string" table:style-name="ce5">
            <text:p>Waldemar Hummer, Florian Rosenberg, Fabio Oliveira, and Tamar Eilam</text:p>
          </table:table-cell>
          <table:table-cell office:value-type="float" office:value="2013" table:style-name="ce4">
            <text:p>2013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Standards-Based DevOps Automation and Integration Using TOSCA</text:p>
          </table:table-cell>
          <table:table-cell office:value-type="string" table:style-name="ce5">
            <text:p>Johannes Wettinger, Uwe Breitenbücher, and Frank Leymann</text:p>
          </table:table-cell>
          <table:table-cell office:value-type="float" office:value="2014" table:style-name="ce4">
            <text:p>2014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6376"/>
        </table:table-row>
        <table:table-row table:style-name="ro1">
          <table:table-cell office:value-type="string" table:style-name="ce23">
            <text:p>Modern Release Engineering in a Nutshell –Why Researchers Should Care</text:p>
          </table:table-cell>
          <table:table-cell office:value-type="string" table:style-name="ce5">
            <text:p>B. Adams and S. McIntosh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1">
          <table:table-cell office:value-type="string" table:style-name="ce23">
            <text:p>Don’t Install Software by Hand</text:p>
          </table:table-cell>
          <table:table-cell office:value-type="string" table:style-name="ce5">
            <text:p>D. Spinellis</text:p>
          </table:table-cell>
          <table:table-cell office:value-type="float" office:value="2012" table:style-name="ce4">
            <text:p>2012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Application Deployment and Management in the Cloud</text:p>
          </table:table-cell>
          <table:table-cell office:value-type="string" table:style-name="ce5">
            <text:p>M. Miglierina</text:p>
          </table:table-cell>
          <table:table-cell office:value-type="float" office:value="2014" table:style-name="ce4">
            <text:p>2014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Towards a Methodology to Form Microservices from Monolithic Ones</text:p>
          </table:table-cell>
          <table:table-cell office:value-type="string" table:style-name="ce5">
            <text:p>Kecskemeti G., Kertesz A., Marosi A.C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DevOpSlang - Bridging the Gap between Development and Operations</text:p>
          </table:table-cell>
          <table:table-cell office:value-type="string" table:style-name="ce5">
            <text:p>Wettinger, J., Breitenbücher, U., Leymann, F</text:p>
          </table:table-cell>
          <table:table-cell office:value-type="float" office:value="2014" table:style-name="ce4">
            <text:p>2014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On the Integration of Automatic Deployment into the ABS Modeling Language</text:p>
          </table:table-cell>
          <table:table-cell office:value-type="string" table:style-name="ce5">
            <text:p>de Gouw, S., Lienhardt, M., Mauro, J., Nobakht, B., Zavattaro, G.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Streamlining DevOps automation for Cloud applications using TOSCA as standardized metamodel</text:p>
          </table:table-cell>
          <table:table-cell office:value-type="string" table:style-name="ce5">
            <text:p>Johannes W., Uwe B., Oliver K., and Leymann F.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Charon: declarative provisioning and deployment</text:p>
          </table:table-cell>
          <table:table-cell office:value-type="string" table:style-name="ce5">
            <text:p>Eelco Dolstra, Rob Vermaas, and Shea Levy</text:p>
          </table:table-cell>
          <table:table-cell office:value-type="float" office:value="2013" table:style-name="ce4">
            <text:p>2013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SENDIM for Incremental Development of Cloud Networks: Simulation, Emulation and Deployment Integration Middleware</text:p>
          </table:table-cell>
          <table:table-cell office:value-type="string" table:style-name="ce5">
            <text:p>P. Kathiravelu and L. Veiga</text:p>
          </table:table-cell>
          <table:table-cell office:value-type="float" office:value="2016" table:style-name="ce4">
            <text:p>2016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Investigating survivability of configuration management tools in unreliable and hostile networks</text:p>
          </table:table-cell>
          <table:table-cell office:value-type="string" table:style-name="ce5">
            <text:p>T. Karvinen and S. Li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The Top 10 Adages in Continuous Deployment</text:p>
          </table:table-cell>
          <table:table-cell office:value-type="string" table:style-name="ce5">
            <text:p>Chris Parnin, Eric Helms, Chris Atlee, Harley Boughton, Mark Ghattas et al.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Usable declarative configuration specification and validation for applications, systems, and cloud</text:p>
          </table:table-cell>
          <table:table-cell office:value-type="string" table:style-name="ce5">
            <text:p>Salman Baset, Sahil Suneja, Nilton Bila, Ozan Tuncer, and Canturk Isci,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Dimensions of DevOps</text:p>
          </table:table-cell>
          <table:table-cell office:value-type="string" table:style-name="ce5">
            <text:p>Lwakatare, L., Kuvaja, P., Leymann, F., Oivo, M.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Automated Capturing and Systematic Usage of DevOps Knowledge for Cloud Applications</text:p>
          </table:table-cell>
          <table:table-cell office:value-type="string" table:style-name="ce5">
            <text:p>J. Wettinger, V. Andrikopoulos and F. Leymann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Towards Omnia: A Monitoring Factory for Quality-Aware DevOps</text:p>
          </table:table-cell>
          <table:table-cell office:value-type="string" table:style-name="ce5">
            <text:p>Marco Miglierina and Damian A. Tamburri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Understanding DevOps &amp; bridging the gap from continuous integration to continuous delivery</text:p>
          </table:table-cell>
          <table:table-cell office:value-type="string" table:style-name="ce5">
            <text:p>M. Virmani</text:p>
          </table:table-cell>
          <table:table-cell office:value-type="float" office:value="2015" table:style-name="ce4">
            <text:p>2015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Cloud Environment Automation: from infrastructure deployment to application monitoring</text:p>
          </table:table-cell>
          <table:table-cell office:value-type="string" table:style-name="ce5">
            <text:p>Aiftimiei C., Costantini A., Bucchi R., Italiano A., Michelotto D., Panella M. et al.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4"/>
          <table:table-cell table:style-name="ce12"/>
          <table:table-cell table:style-name="ce4"/>
          <table:table-cell table:style-name="ce10"/>
          <table:table-cell table:number-columns-repeated="16376"/>
        </table:table-row>
        <table:table-row table:style-name="ro2">
          <table:table-cell office:value-type="string" table:style-name="ce5">
            <text:p>An Infrastructure Modelling Tool for Cloud Provisioning</text:p>
          </table:table-cell>
          <table:table-cell office:value-type="string" table:style-name="ce5">
            <text:p>J. Sandobalin, E. Insfran and S. Abrahao</text:p>
          </table:table-cell>
          <table:table-cell office:value-type="float" office:value="2017" table:style-name="ce4">
            <text:p>2017</text:p>
          </table:table-cell>
          <table:table-cell table:style-name="ce9"/>
          <table:table-cell table:style-name="ce11"/>
          <table:table-cell table:style-name="ce12"/>
          <table:table-cell table:style-name="ce11"/>
          <table:table-cell table:style-name="ce10"/>
          <table:table-cell table:number-columns-repeated="16376"/>
        </table:table-row>
        <table:table-row table:style-name="ro2">
          <table:table-cell office:value-type="string" table:style-name="ce13">
            <text:p>End-to-End Automation in Cloud Infrastructure Provisioning</text:p>
          </table:table-cell>
          <table:table-cell office:value-type="string" table:style-name="ce13">
            <text:p>Sandobalin, J., Insfran, E., Abrahao, S</text:p>
          </table:table-cell>
          <table:table-cell office:value-type="float" office:value="2017" table:style-name="ce11">
            <text:p>2017</text:p>
          </table:table-cell>
          <table:table-cell table:style-name="ce16"/>
          <table:table-cell table:style-name="ce11"/>
          <table:table-cell table:style-name="ce17"/>
          <table:table-cell table:style-name="ce11"/>
          <table:table-cell table:style-name="ce18"/>
          <table:table-cell table:number-columns-repeated="16376"/>
        </table:table-row>
        <table:table-row table:style-name="ro1">
          <table:table-cell office:value-type="string" table:style-name="ce24">
            <text:p>Cloud Work Bench – Infrastructure-as-Code Based Cloud Benchmarking</text:p>
          </table:table-cell>
          <table:table-cell office:value-type="string" table:style-name="ce14">
            <text:p>J. Scheuner, P. Leitner, J. Cito and H. Gall</text:p>
          </table:table-cell>
          <table:table-cell office:value-type="float" office:value="2014" table:style-name="ce15">
            <text:p>2014</text:p>
          </table:table-cell>
          <table:table-cell table:number-columns-repeated="5" table:style-name="ce15"/>
          <table:table-cell table:number-columns-repeated="16376"/>
        </table:table-row>
        <table:table-row table:number-rows-repeated="3" table:style-name="ro2">
          <table:table-cell table:number-columns-repeated="2" table:style-name="ce19"/>
          <table:table-cell table:number-columns-repeated="6" table:style-name="ce20"/>
          <table:table-cell table:number-columns-repeated="16376"/>
        </table:table-row>
        <table:table-row table:style-name="ro2">
          <table:table-cell table:number-columns-repeated="2" table:style-name="ce19"/>
          <table:table-cell table:number-columns-repeated="2" table:style-name="ce20"/>
          <table:table-cell table:style-name="ce21"/>
          <table:table-cell table:number-columns-repeated="3" table:style-name="ce20"/>
          <table:table-cell table:number-columns-repeated="16376"/>
        </table:table-row>
        <table:table-row table:number-rows-repeated="4" table:style-name="ro2">
          <table:table-cell table:number-columns-repeated="2" table:style-name="ce19"/>
          <table:table-cell table:number-columns-repeated="6" table:style-name="ce20"/>
          <table:table-cell table:number-columns-repeated="16376"/>
        </table:table-row>
        <table:table-row table:style-name="ro2">
          <table:table-cell table:number-columns-repeated="2" table:style-name="ce19"/>
          <table:table-cell table:style-name="ce22"/>
          <table:table-cell table:style-name="ce19"/>
          <table:table-cell table:style-name="ce20"/>
          <table:table-cell table:style-name="ce19"/>
          <table:table-cell table:number-columns-repeated="2" table:style-name="ce20"/>
          <table:table-cell table:number-columns-repeated="16376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o Fuchs</dc:creator>
    <meta:creation-date>2009-04-16T11:32:48Z</meta:creation-date>
    <dc:date>2019-03-20T19:33:0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